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4">
      <style:paragraph-properties fo:padding="0.049cm" fo:border="0.002cm solid #e3e3e3"/>
    </style:style>
    <style:style style:name="P2" style:family="paragraph" style:parent-style-name="Preformatted_20_Text">
      <style:paragraph-properties fo:margin-top="0cm" fo:margin-bottom="0.499cm" fo:padding="0.049cm" fo:border="0.002cm solid #e3e3e3" style:writing-mode="lr-tb"/>
    </style:style>
    <style:style style:name="P3" style:family="paragraph" style:parent-style-name="Preformatted_20_Text">
      <style:paragraph-properties fo:padding="0.049cm" fo:border="0.002cm solid #e3e3e3"/>
    </style:style>
    <style:style style:name="P4" style:family="paragraph" style:parent-style-name="Preformatted_20_Text">
      <style:paragraph-properties fo:padding="0.049cm" fo:border="0.002cm solid #e3e3e3" style:writing-mode="lr-tb"/>
    </style:style>
    <style:style style:name="P5" style:family="paragraph" style:parent-style-name="Heading_20_3">
      <style:paragraph-properties fo:padding="0.049cm" fo:border="0.002cm solid #e3e3e3"/>
    </style:style>
    <style:style style:name="P6" style:family="paragraph" style:parent-style-name="Text_20_body">
      <style:paragraph-properties fo:margin-top="0cm" fo:margin-bottom="0cm" fo:padding="0.049cm" fo:border="0.002cm solid #e3e3e3"/>
    </style:style>
    <style:style style:name="P7" style:family="paragraph" style:parent-style-name="Text_20_body" style:list-style-name="L1">
      <style:paragraph-properties fo:margin-top="0cm" fo:margin-bottom="0cm" fo:padding="0.049cm" fo:border="0.002cm solid #e3e3e3"/>
    </style:style>
    <style:style style:name="P8" style:family="paragraph" style:parent-style-name="Text_20_body" style:list-style-name="L2">
      <style:paragraph-properties fo:margin-top="0cm" fo:margin-bottom="0cm" fo:padding="0.049cm" fo:border="0.002cm solid #e3e3e3"/>
    </style:style>
    <style:style style:name="P9" style:family="paragraph" style:parent-style-name="Text_20_body" style:list-style-name="L3">
      <style:paragraph-properties fo:margin-top="0cm" fo:margin-bottom="0cm" fo:padding="0.049cm" fo:border="0.002cm solid #e3e3e3"/>
    </style:style>
    <style:style style:name="P10" style:family="paragraph" style:parent-style-name="Text_20_body" style:list-style-name="L4">
      <style:paragraph-properties fo:margin-top="0cm" fo:margin-bottom="0cm" fo:padding="0.049cm" fo:border="0.002cm solid #e3e3e3"/>
    </style:style>
    <style:style style:name="P11" style:family="paragraph" style:parent-style-name="Text_20_body" style:list-style-name="L5">
      <style:paragraph-properties fo:margin-top="0cm" fo:margin-bottom="0cm" fo:padding="0.049cm" fo:border="0.002cm solid #e3e3e3"/>
    </style:style>
    <style:style style:name="P12" style:family="paragraph" style:parent-style-name="Text_20_body" style:list-style-name="L6">
      <style:paragraph-properties fo:margin-top="0cm" fo:margin-bottom="0cm" fo:padding="0.049cm" fo:border="0.002cm solid #e3e3e3"/>
    </style:style>
    <style:style style:name="P13" style:family="paragraph" style:parent-style-name="Text_20_body">
      <style:paragraph-properties fo:margin-top="0cm" fo:margin-bottom="0cm" fo:padding="0.049cm" fo:border="0.035cm solid #000000"/>
    </style:style>
    <style:style style:name="P14" style:family="paragraph" style:parent-style-name="Text_20_body">
      <style:paragraph-properties fo:padding="0.049cm" fo:border="0.002cm solid #e3e3e3"/>
    </style:style>
    <style:style style:name="P15" style:family="paragraph" style:parent-style-name="Text_20_body" style:list-style-name="L1">
      <style:paragraph-properties fo:padding="0.049cm" fo:border="0.002cm solid #e3e3e3"/>
    </style:style>
    <style:style style:name="P16" style:family="paragraph" style:parent-style-name="Text_20_body" style:list-style-name="L2">
      <style:paragraph-properties fo:padding="0.049cm" fo:border="0.002cm solid #e3e3e3"/>
    </style:style>
    <style:style style:name="P17" style:family="paragraph" style:parent-style-name="Text_20_body" style:list-style-name="L3">
      <style:paragraph-properties fo:padding="0.049cm" fo:border="0.002cm solid #e3e3e3"/>
    </style:style>
    <style:style style:name="P18" style:family="paragraph" style:parent-style-name="Text_20_body" style:list-style-name="L4">
      <style:paragraph-properties fo:padding="0.049cm" fo:border="0.002cm solid #e3e3e3"/>
    </style:style>
    <style:style style:name="P19" style:family="paragraph" style:parent-style-name="Text_20_body" style:list-style-name="L5">
      <style:paragraph-properties fo:padding="0.049cm" fo:border="0.002cm solid #e3e3e3"/>
    </style:style>
    <style:style style:name="P20" style:family="paragraph" style:parent-style-name="Text_20_body" style:list-style-name="L6">
      <style:paragraph-properties fo:padding="0.049cm" fo:border="0.002cm solid #e3e3e3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ara abordar tu solicitud de manera integral, vamos a empezar por definir un problema simple y cómo este puede ser mejorado mediante la refactorización hacia patrones de diseño, específicamente el patrón Observer, analizando los beneficios de esta transformación y los principios SOLID relacionados.</text:p>
      <text:h text:style-name="P5" text:outline-level="3">Ejemplo Base: Sistema de Notificación de Stock</text:h>
      <text:p text:style-name="P14">Supongamos que tenemos un sistema simple para manejar el inventario de un producto y notificar cuando el stock está bajo. Empecemos con una versión no orientada a objetos del problema.</text:p>
      <text:p text:style-name="P3">java</text:p>
      <text:p text:style-name="P3">Copiar código</text:p>
      <text:p text:style-name="P4"><text:span text:style-name="Source_20_Text">import java.util.Scanner;</text:span></text:p>
      <text:p text:style-name="P4"/>
      <text:p text:style-name="P4"><text:span text:style-name="Source_20_Text">public class StockManager {</text:span></text:p>
      <text:p text:style-name="P4"><text:span text:style-name="Source_20_Text"><text:s text:c="4"/>static int stockQuantity = 100;</text:span></text:p>
      <text:p text:style-name="P4"/>
      <text:p text:style-name="P4"><text:span text:style-name="Source_20_Text"><text:s text:c="4"/>public static void main(String[] args) {</text:span></text:p>
      <text:p text:style-name="P4"><text:span text:style-name="Source_20_Text"><text:s text:c="8"/>Scanner scanner = new Scanner(System.in);</text:span></text:p>
      <text:p text:style-name="P4"><text:span text:style-name="Source_20_Text"><text:s text:c="8"/>while (true) {</text:span></text:p>
      <text:p text:style-name="P4"><text:span text:style-name="Source_20_Text"><text:s text:c="12"/>System.out.println("Current stock: " + stockQuantity);</text:span></text:p>
      <text:p text:style-name="P4"><text:span text:style-name="Source_20_Text"><text:s text:c="12"/>System.out.print("Enter units sold: ");</text:span></text:p>
      <text:p text:style-name="P4"><text:span text:style-name="Source_20_Text"><text:s text:c="12"/>int sold = scanner.nextInt();</text:span></text:p>
      <text:p text:style-name="P4"><text:span text:style-name="Source_20_Text"><text:s text:c="12"/>stockQuantity -= sold;</text:span></text:p>
      <text:p text:style-name="P4"/>
      <text:p text:style-name="P4"><text:span text:style-name="Source_20_Text"><text:s text:c="12"/>// Check if stock is low</text:span></text:p>
      <text:p text:style-name="P4"><text:span text:style-name="Source_20_Text"><text:s text:c="12"/>if (stockQuantity &lt; 20) {</text:span></text:p>
      <text:p text:style-name="P4"><text:span text:style-name="Source_20_Text"><text:s text:c="16"/>System.out.println("Warning: Low stock!");</text:span></text:p>
      <text:p text:style-name="P4"><text:span text:style-name="Source_20_Text"><text:s text:c="12"/>}</text:span></text:p>
      <text:p text:style-name="P4"><text:span text:style-name="Source_20_Text"><text:s text:c="8"/>}</text:span></text:p>
      <text:p text:style-name="P4"><text:span text:style-name="Source_20_Text"><text:s text:c="4"/>}</text:span></text:p>
      <text:p text:style-name="P2"><text:span text:style-name="Source_20_Text">}</text:span></text:p>
      <text:p text:style-name="P14">Este código simplemente permite ingresar unidades vendidas y actualiza el stock, notificando si el stock cae por debajo de 20 unidades.</text:p>
      <text:h text:style-name="P1" text:outline-level="4">Desventajas del enfoque actual:</text:h>
      <text:list xml:id="list3479945072840397621" text:style-name="L1">
        <text:list-item>
          <text:p text:style-name="P7"><text:span text:style-name="Strong_20_Emphasis">Alta Acoplamiento</text:span>: El código para manejar el stock y el código para notificar sobre el stock bajo están mezclados. Cambiar la lógica de notificación requeriría cambios en el manejador principal del stock.</text:p>
        </text:list-item>
        <text:list-item>
          <text:p text:style-name="P7"><text:span text:style-name="Strong_20_Emphasis">Difícil de Extender</text:span>: Si queremos agregar más tipos de notificaciones o acciones basadas en cambios de stock, el código se volverá aún más complejo.</text:p>
        </text:list-item>
        <text:list-item>
          <text:p text:style-name="P7"><text:span text:style-name="Strong_20_Emphasis">Violación de Principios SOLID</text:span>:</text:p>
          <text:list>
            <text:list-item>
              <text:p text:style-name="P7"><text:span text:style-name="Strong_20_Emphasis">Single Responsibility Principle (SRP)</text:span>: La clase <text:span text:style-name="Source_20_Text">StockManager</text:span> tiene más de una razón para cambiar (gestionar stock y manejar notificaciones).</text:p>
            </text:list-item>
            <text:list-item>
              <text:p text:style-name="P15"><text:span text:style-name="Strong_20_Emphasis">Open/Closed Principle (OCP)</text:span>: Para agregar nuevas formas de notificación, tendríamos que modificar la clase existente, en lugar de extenderla.</text:p>
            </text:list-item>
          </text:list>
        </text:list-item>
      </text:list>
      <text:h text:style-name="P5" text:outline-level="3">Refactorizando hacia el Patrón Observer</text:h>
      <text:p text:style-name="P14">El patrón Observer es ideal para situaciones donde un objeto (sujeto) necesita notificar a varios otros objetos (observadores) sobre cambios en su estado.</text:p>
      <text:h text:style-name="P1" text:outline-level="4"><text:soft-page-break/>Implementación Refactorizada:</text:h>
      <text:p text:style-name="P3">java</text:p>
      <text:p text:style-name="P3">Copiar código</text:p>
      <text:p text:style-name="P4"><text:span text:style-name="Source_20_Text">import java.util.ArrayList;</text:span></text:p>
      <text:p text:style-name="P4"><text:span text:style-name="Source_20_Text">import java.util.List;</text:span></text:p>
      <text:p text:style-name="P4"><text:span text:style-name="Source_20_Text">import java.util.Scanner;</text:span></text:p>
      <text:p text:style-name="P4"/>
      <text:p text:style-name="P4"><text:span text:style-name="Source_20_Text">interface StockObserver {</text:span></text:p>
      <text:p text:style-name="P4"><text:span text:style-name="Source_20_Text"><text:s text:c="4"/>void update(int stockLevel);</text:span></text:p>
      <text:p text:style-name="P4"><text:span text:style-name="Source_20_Text">}</text:span></text:p>
      <text:p text:style-name="P4"/>
      <text:p text:style-name="P4"><text:span text:style-name="Source_20_Text">class LowStockAlert implements StockObserver {</text:span></text:p>
      <text:p text:style-name="P4"><text:span text:style-name="Source_20_Text"><text:s text:c="4"/>public void update(int stockLevel) {</text:span></text:p>
      <text:p text:style-name="P4"><text:span text:style-name="Source_20_Text"><text:s text:c="8"/>if (stockLevel &lt; 20) {</text:span></text:p>
      <text:p text:style-name="P4"><text:span text:style-name="Source_20_Text"><text:s text:c="12"/>System.out.println("Warning: Low stock!");</text:span></text:p>
      <text:p text:style-name="P4"><text:span text:style-name="Source_20_Text"><text:s text:c="8"/>}</text:span></text:p>
      <text:p text:style-name="P4"><text:span text:style-name="Source_20_Text"><text:s text:c="4"/>}</text:span></text:p>
      <text:p text:style-name="P4"><text:span text:style-name="Source_20_Text">}</text:span></text:p>
      <text:p text:style-name="P4"/>
      <text:p text:style-name="P4"><text:span text:style-name="Source_20_Text">class StockManager {</text:span></text:p>
      <text:p text:style-name="P4"><text:span text:style-name="Source_20_Text"><text:s text:c="4"/>private int stockQuantity = 100;</text:span></text:p>
      <text:p text:style-name="P4"><text:span text:style-name="Source_20_Text"><text:s text:c="4"/>private List&lt;StockObserver&gt; observers = new ArrayList&lt;&gt;();</text:span></text:p>
      <text:p text:style-name="P4"/>
      <text:p text:style-name="P4"><text:span text:style-name="Source_20_Text"><text:s text:c="4"/>public void addObserver(StockObserver observer) {</text:span></text:p>
      <text:p text:style-name="P4"><text:span text:style-name="Source_20_Text"><text:s text:c="8"/>observers.add(observer);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public void sellProduct(int quantity) {</text:span></text:p>
      <text:p text:style-name="P4"><text:span text:style-name="Source_20_Text"><text:s text:c="8"/>stockQuantity -= quantity;</text:span></text:p>
      <text:p text:style-name="P4"><text:span text:style-name="Source_20_Text"><text:s text:c="8"/>System.out.println("Current stock: " + stockQuantity);</text:span></text:p>
      <text:p text:style-name="P4"><text:span text:style-name="Source_20_Text"><text:s text:c="8"/>notifyObservers();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private void notifyObservers() {</text:span></text:p>
      <text:p text:style-name="P4"><text:span text:style-name="Source_20_Text"><text:s text:c="8"/>for (StockObserver observer : observers) {</text:span></text:p>
      <text:p text:style-name="P4"><text:span text:style-name="Source_20_Text"><text:s text:c="12"/>observer.update(stockQuantity);</text:span></text:p>
      <text:p text:style-name="P4"><text:span text:style-name="Source_20_Text"><text:s text:c="8"/>}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public static void main(String[] args) {</text:span></text:p>
      <text:p text:style-name="P4"><text:span text:style-name="Source_20_Text"><text:s text:c="8"/>StockManager manager = new StockManager();</text:span></text:p>
      <text:p text:style-name="P4"><text:span text:style-name="Source_20_Text"><text:s text:c="8"/>manager.addObserver(new LowStockAlert());</text:span></text:p>
      <text:p text:style-name="P4"><text:span text:style-name="Source_20_Text"><text:s text:c="8"/></text:span></text:p>
      <text:p text:style-name="P4"><text:span text:style-name="Source_20_Text"><text:s text:c="8"/>Scanner scanner = new Scanner(System.in);</text:span></text:p>
      <text:p text:style-name="P4"><text:span text:style-name="Source_20_Text"><text:s text:c="8"/>while (true) {</text:span></text:p>
      <text:p text:style-name="P4"><text:span text:style-name="Source_20_Text"><text:s text:c="12"/>System.out.print("Enter units sold: ");</text:span></text:p>
      <text:p text:style-name="P4"><text:span text:style-name="Source_20_Text"><text:s text:c="12"/>int sold = scanner.nextInt();</text:span></text:p>
      <text:p text:style-name="P4"><text:span text:style-name="Source_20_Text"><text:s text:c="12"/>manager.sellProduct(sold);</text:span></text:p>
      <text:p text:style-name="P4"><text:span text:style-name="Source_20_Text"><text:s text:c="8"/>}</text:span></text:p>
      <text:p text:style-name="P4"><text:span text:style-name="Source_20_Text"><text:s text:c="4"/>}</text:span></text:p>
      <text:p text:style-name="P2"><text:span text:style-name="Source_20_Text">}</text:span></text:p>
      <text:h text:style-name="P1" text:outline-level="4">Ventajas de usar Observer:</text:h>
      <text:list xml:id="list266242992854443674" text:style-name="L2">
        <text:list-item>
          <text:p text:style-name="P8"><text:span text:style-name="Strong_20_Emphasis">Desacoplamiento</text:span>: El <text:span text:style-name="Source_20_Text">StockManager</text:span> no necesita saber detalles sobre cómo se manejan las alertas de stock bajo.</text:p>
        </text:list-item>
        <text:list-item>
          <text:p text:style-name="P8"><text:soft-page-break/><text:span text:style-name="Strong_20_Emphasis">Extensible</text:span>: Es fácil agregar más observadores para diferentes acciones sin modificar el código existente.</text:p>
        </text:list-item>
        <text:list-item>
          <text:p text:style-name="P8"><text:span text:style-name="Strong_20_Emphasis">Adherencia a SOLID</text:span>:</text:p>
          <text:list>
            <text:list-item>
              <text:p text:style-name="P8"><text:span text:style-name="Strong_20_Emphasis">SRP</text:span>: La responsabilidad de notificar está separada de la gestión de stock.</text:p>
            </text:list-item>
            <text:list-item>
              <text:p text:style-name="P8"><text:span text:style-name="Strong_20_Emphasis">OCP</text:span>: Puedes agregar nuevas formas de observación sin cambiar el código existente.</text:p>
            </text:list-item>
            <text:list-item>
              <text:p text:style-name="P16"><text:span text:style-name="Strong_20_Emphasis">Liskov Substitution Principle (LSP)</text:span>, <text:span text:style-name="Strong_20_Emphasis">Interface Segregation Principle (ISP)</text:span>, y <text:span text:style-name="Strong_20_Emphasis">Dependency Inversion Principle (DIP)</text:span> son más aplicables cuando se expande el sistema con más clases y más complejidad.</text:p>
            </text:list-item>
          </text:list>
        </text:list-item>
      </text:list>
      <text:h text:style-name="P5" text:outline-level="3">Patrones Similares y Diferencias</text:h>
      <text:list xml:id="list3231533669025125478" text:style-name="L3">
        <text:list-item>
          <text:p text:style-name="P9"><text:span text:style-name="Strong_20_Emphasis">Patrón Mediator</text:span>: Al igual que Observer, ayuda a reducir el acoplamiento entre clases. La diferencia es que el Mediator centraliza la comunicación.</text:p>
        </text:list-item>
        <text:list-item>
          <text:p text:style-name="P17"><text:span text:style-name="Strong_20_Emphasis">Patrón Strategy</text:span>: Permite cambiar el algoritmo en tiempo de ejecución. Similar en el sentido de que promueve la separación y la extensibilidad pero se utiliza para comportamientos variados en lugar de manejo de eventos.</text:p>
        </text:list-item>
      </text:list>
      <text:p text:style-name="P14">El libro "Refactoring to Patterns" sugiere que la refactorización debe ser guiada por la necesidad real y no solo por la intención de implementar patrones. En este caso, la necesidad de hacer que el sistema de notificaciones sea más flexible y extensible justifica el uso del patrón Observer.</text:p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<text:soft-page-break/>*******************************************************************************************************************************************************************************************************</text:p>
      <text:p text:style-name="P14">Para refactorizar el ejemplo anterior utilizando las ventajas que ofrece Spring Boot, principalmente su soporte para inyección de dependencias y la gestión de beans, convertiremos nuestro sistema de gestión de stock y notificación en una aplicación Spring Boot. Esto permitirá desacoplar aún más las dependencias y facilitará la expansión y mantenimiento del código.</text:p>
      <text:h text:style-name="P5" text:outline-level="3">Configurando el Proyecto</text:h>
      <text:p text:style-name="P14">Primero, necesitarás tener un entorno de desarrollo para Spring Boot. Puedes empezar con Spring Initializr (<text:a xlink:type="simple" xlink:href="https://start.spring.io/" office:target-frame-name="_new" xlink:show="replace" text:style-name="Internet_20_link" text:visited-style-name="Visited_20_Internet_20_Link">https://start.spring.io/</text:a>) para configurar tu proyecto. Selecciona las siguientes dependencias:</text:p>
      <text:list xml:id="list6058534263757515846" text:style-name="L4">
        <text:list-item>
          <text:p text:style-name="P10">Spring Web</text:p>
        </text:list-item>
        <text:list-item>
          <text:p text:style-name="P18">Spring Boot DevTools</text:p>
        </text:list-item>
      </text:list>
      <text:p text:style-name="P14">Genera el proyecto, descomprime el archivo ZIP y ábrelo en tu IDE favorito.</text:p>
      <text:h text:style-name="P5" text:outline-level="3">Estructura del Proyecto</text:h>
      <text:p text:style-name="P14">Una vez que tienes el proyecto, vamos a implementar la aplicación. A continuación, veremos cómo sería el código con Spring Boot:</text:p>
      <text:h text:style-name="P1" text:outline-level="4">1. Creación del Observador (Interface <text:span text:style-name="Source_20_Text">StockObserver</text:span> y su implementación)</text:h>
      <text:p text:style-name="P3">java</text:p>
      <text:p text:style-name="P3">Copiar código</text:p>
      <text:p text:style-name="P4"><text:span text:style-name="Source_20_Text">// StockObserver.java</text:span></text:p>
      <text:p text:style-name="P4"><text:span text:style-name="Source_20_Text">public interface StockObserver {</text:span></text:p>
      <text:p text:style-name="P4"><text:span text:style-name="Source_20_Text"><text:s text:c="4"/>void update(int stockLevel);</text:span></text:p>
      <text:p text:style-name="P4"><text:span text:style-name="Source_20_Text">}</text:span></text:p>
      <text:p text:style-name="P4"/>
      <text:p text:style-name="P4"><text:span text:style-name="Source_20_Text">// LowStockAlert.java</text:span></text:p>
      <text:p text:style-name="P4"><text:span text:style-name="Source_20_Text">@Component</text:span></text:p>
      <text:p text:style-name="P4"><text:span text:style-name="Source_20_Text">public class LowStockAlert implements StockObserver {</text:span></text:p>
      <text:p text:style-name="P4"><text:span text:style-name="Source_20_Text"><text:s text:c="4"/>@Override</text:span></text:p>
      <text:p text:style-name="P4"><text:span text:style-name="Source_20_Text"><text:s text:c="4"/>public void update(int stockLevel) {</text:span></text:p>
      <text:p text:style-name="P4"><text:span text:style-name="Source_20_Text"><text:s text:c="8"/>if (stockLevel &lt; 20) {</text:span></text:p>
      <text:p text:style-name="P4"><text:span text:style-name="Source_20_Text"><text:s text:c="12"/>System.out.println("Warning: Low stock!");</text:span></text:p>
      <text:p text:style-name="P4"><text:span text:style-name="Source_20_Text"><text:s text:c="8"/>}</text:span></text:p>
      <text:p text:style-name="P4"><text:span text:style-name="Source_20_Text"><text:s text:c="4"/>}</text:span></text:p>
      <text:p text:style-name="P2"><text:span text:style-name="Source_20_Text">}</text:span></text:p>
      <text:h text:style-name="P1" text:outline-level="4">2. Creación del Sujeto (<text:span text:style-name="Source_20_Text">StockManager</text:span>)</text:h>
      <text:p text:style-name="P3">java</text:p>
      <text:p text:style-name="P3">Copiar código</text:p>
      <text:p text:style-name="P4"><text:span text:style-name="Source_20_Text">// StockManager.java</text:span></text:p>
      <text:p text:style-name="P4"><text:span text:style-name="Source_20_Text">@Component</text:span></text:p>
      <text:p text:style-name="P4"><text:span text:style-name="Source_20_Text">public class StockManager {</text:span></text:p>
      <text:p text:style-name="P4"><text:span text:style-name="Source_20_Text"><text:s text:c="4"/>private int stockQuantity = 100;</text:span></text:p>
      <text:p text:style-name="P4"/>
      <text:p text:style-name="P4"><text:span text:style-name="Source_20_Text"><text:s text:c="4"/>@Autowired</text:span></text:p>
      <text:p text:style-name="P4"><text:soft-page-break/><text:span text:style-name="Source_20_Text"><text:s text:c="4"/>private List&lt;StockObserver&gt; observers;</text:span></text:p>
      <text:p text:style-name="P4"/>
      <text:p text:style-name="P4"><text:span text:style-name="Source_20_Text"><text:s text:c="4"/>public void sellProduct(int quantity) {</text:span></text:p>
      <text:p text:style-name="P4"><text:span text:style-name="Source_20_Text"><text:s text:c="8"/>stockQuantity -= quantity;</text:span></text:p>
      <text:p text:style-name="P4"><text:span text:style-name="Source_20_Text"><text:s text:c="8"/>System.out.println("Current stock: " + stockQuantity);</text:span></text:p>
      <text:p text:style-name="P4"><text:span text:style-name="Source_20_Text"><text:s text:c="8"/>notifyObservers();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private void notifyObservers() {</text:span></text:p>
      <text:p text:style-name="P4"><text:span text:style-name="Source_20_Text"><text:s text:c="8"/>for (StockObserver observer : observers) {</text:span></text:p>
      <text:p text:style-name="P4"><text:span text:style-name="Source_20_Text"><text:s text:c="12"/>observer.update(stockQuantity);</text:span></text:p>
      <text:p text:style-name="P4"><text:span text:style-name="Source_20_Text"><text:s text:c="8"/>}</text:span></text:p>
      <text:p text:style-name="P4"><text:span text:style-name="Source_20_Text"><text:s text:c="4"/>}</text:span></text:p>
      <text:p text:style-name="P2"><text:span text:style-name="Source_20_Text">}</text:span></text:p>
      <text:h text:style-name="P1" text:outline-level="4">3. Controlador para la Interacción del Usuario</text:h>
      <text:p text:style-name="P3">java</text:p>
      <text:p text:style-name="P3">Copiar código</text:p>
      <text:p text:style-name="P4"><text:span text:style-name="Source_20_Text">// StockController.java</text:span></text:p>
      <text:p text:style-name="P4"><text:span text:style-name="Source_20_Text">@RestController</text:span></text:p>
      <text:p text:style-name="P4"><text:span text:style-name="Source_20_Text">public class StockController {</text:span></text:p>
      <text:p text:style-name="P4"><text:span text:style-name="Source_20_Text"><text:s text:c="4"/>@Autowired</text:span></text:p>
      <text:p text:style-name="P4"><text:span text:style-name="Source_20_Text"><text:s text:c="4"/>private StockManager stockManager;</text:span></text:p>
      <text:p text:style-name="P4"/>
      <text:p text:style-name="P4"><text:span text:style-name="Source_20_Text"><text:s text:c="4"/>@GetMapping("/sell/{quantity}")</text:span></text:p>
      <text:p text:style-name="P4"><text:span text:style-name="Source_20_Text"><text:s text:c="4"/>public String sellProduct(@PathVariable int quantity) {</text:span></text:p>
      <text:p text:style-name="P4"><text:span text:style-name="Source_20_Text"><text:s text:c="8"/>stockManager.sellProduct(quantity);</text:span></text:p>
      <text:p text:style-name="P4"><text:span text:style-name="Source_20_Text"><text:s text:c="8"/>return "Current stock: " + stockManager.getStockQuantity();</text:span></text:p>
      <text:p text:style-name="P4"><text:span text:style-name="Source_20_Text"><text:s text:c="4"/>}</text:span></text:p>
      <text:p text:style-name="P2"><text:span text:style-name="Source_20_Text">}</text:span></text:p>
      <text:h text:style-name="P1" text:outline-level="4">4. Clase Principal de Spring Boot</text:h>
      <text:p text:style-name="P3">java</text:p>
      <text:p text:style-name="P3">Copiar código</text:p>
      <text:p text:style-name="P4"><text:span text:style-name="Source_20_Text">// Application.java</text:span></text:p>
      <text:p text:style-name="P4"><text:span text:style-name="Source_20_Text">@SpringBootApplication</text:span></text:p>
      <text:p text:style-name="P4"><text:span text:style-name="Source_20_Text">public class Application {</text:span></text:p>
      <text:p text:style-name="P4"><text:span text:style-name="Source_20_Text"><text:s text:c="4"/>public static void main(String[] args) {</text:span></text:p>
      <text:p text:style-name="P4"><text:span text:style-name="Source_20_Text"><text:s text:c="8"/>SpringApplication.run(Application.class, args);</text:span></text:p>
      <text:p text:style-name="P4"><text:span text:style-name="Source_20_Text"><text:s text:c="4"/>}</text:span></text:p>
      <text:p text:style-name="P2"><text:span text:style-name="Source_20_Text">}</text:span></text:p>
      <text:h text:style-name="P5" text:outline-level="3">Explicación de la Refactorización con Spring Boot</text:h>
      <text:p text:style-name="P14">En la versión refactorizada usando Spring Boot, implementamos las siguientes mejoras:</text:p>
      <text:list xml:id="list274552284359322550" text:style-name="L5">
        <text:list-item>
          <text:p text:style-name="P11"><text:span text:style-name="Strong_20_Emphasis">Inyección de Dependencias</text:span>: Spring gestiona las instancias de <text:span text:style-name="Source_20_Text">StockManager</text:span> y <text:span text:style-name="Source_20_Text">LowStockAlert</text:span>. Esto se hace anotando las clases con <text:span text:style-name="Source_20_Text">@Component</text:span> y usando <text:span text:style-name="Source_20_Text">@Autowired</text:span> para inyectar dependencias automáticamente.</text:p>
        </text:list-item>
        <text:list-item>
          <text:p text:style-name="P11"><text:span text:style-name="Strong_20_Emphasis">Desacoplamiento y Gestión de Componentes</text:span>: Spring Boot maneja la creación y vinculación de todos los componentes, lo que significa que el código es más limpio y cada clase se puede enfocar en su responsabilidad única sin preocuparse por la gestión de sus dependencias.</text:p>
        </text:list-item>
        <text:list-item>
          <text:p text:style-name="P19"><text:soft-page-break/><text:span text:style-name="Strong_20_Emphasis">Facilidad de Extensión</text:span>: Agregar nuevos observadores es tan simple como crear una nueva clase que implemente <text:span text:style-name="Source_20_Text">StockObserver</text:span> y anotarla con <text:span text:style-name="Source_20_Text">@Component</text:span>. Spring automáticamente detectará e incluirá este nuevo observador en la lista de notificaciones.</text:p>
        </text:list-item>
      </text:list>
      <text:h text:style-name="P5" text:outline-level="3">Ejecución y Pruebas</text:h>
      <text:p text:style-name="P14">Una vez que la aplicación está corriendo, puedes interactuar con ella usando una herramienta como Postman o simplemente a través de tu navegador accediendo a URLs como <text:span text:style-name="Source_20_Text">http://localhost:8080/sell/10</text:span> para simular la venta de productos y ver cómo se manejan las actualizaciones de stock y las notificaciones en tiempo real.</text:p>
      <text:p text:style-name="P14">Esta refactorización no solo simplifica la extensión y mantenimiento del sistema sino que también aprovecha el robusto ecosistema de Spring para asegurar que los componentes sean fáciles de testear y reutilizar.</text:p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<text:soft-page-break/>*************************************************************************************************************************************************************************************************************</text:p>
      <text:p text:style-name="P14">Para refactorizar nuestro sistema de gestión de stock y notificación utilizando principios de programación funcional, nos centraremos en características funcionales disponibles en Java, como expresiones lambda, streams, y la API <text:span text:style-name="Source_20_Text">Function</text:span>. La programación funcional se centra en el uso de funciones puras, inmutabilidad y el manejo de efectos secundarios, lo que puede ayudar a hacer el código más claro, conciso, y fácil de entender.</text:p>
      <text:h text:style-name="P5" text:outline-level="3">Ejemplo Refactorizado con Programación Funcional</text:h>
      <text:h text:style-name="P1" text:outline-level="4">1. Observadores como Funciones</text:h>
      <text:p text:style-name="P14">Primero, vamos a definir los observadores no como interfaces o clases, sino como funciones almacenadas en una lista. Esto se ajusta al principio de tratar las funciones como ciudadanos de primera clase.</text:p>
      <text:p text:style-name="P3">java</text:p>
      <text:p text:style-name="P3">Copiar código</text:p>
      <text:p text:style-name="P4"><text:span text:style-name="Source_20_Text">import java.util.ArrayList;</text:span></text:p>
      <text:p text:style-name="P4"><text:span text:style-name="Source_20_Text">import java.util.List;</text:span></text:p>
      <text:p text:style-name="P4"><text:span text:style-name="Source_20_Text">import java.util.function.Consumer;</text:span></text:p>
      <text:p text:style-name="P4"/>
      <text:p text:style-name="P4"><text:span text:style-name="Source_20_Text">public class StockManager {</text:span></text:p>
      <text:p text:style-name="P4"><text:span text:style-name="Source_20_Text"><text:s text:c="4"/>private int stockQuantity = 100;</text:span></text:p>
      <text:p text:style-name="P4"><text:span text:style-name="Source_20_Text"><text:s text:c="4"/>private List&lt;Consumer&lt;Integer&gt;&gt; observers = new ArrayList&lt;&gt;();</text:span></text:p>
      <text:p text:style-name="P4"/>
      <text:p text:style-name="P4"><text:span text:style-name="Source_20_Text"><text:s text:c="4"/>public void addObserver(Consumer&lt;Integer&gt; observer) {</text:span></text:p>
      <text:p text:style-name="P4"><text:span text:style-name="Source_20_Text"><text:s text:c="8"/>observers.add(observer);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public void sellProduct(int quantity) {</text:span></text:p>
      <text:p text:style-name="P4"><text:span text:style-name="Source_20_Text"><text:s text:c="8"/>stockQuantity -= quantity;</text:span></text:p>
      <text:p text:style-name="P4"><text:span text:style-name="Source_20_Text"><text:s text:c="8"/>notifyObservers(stockQuantity);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private void notifyObservers(int stockQuantity) {</text:span></text:p>
      <text:p text:style-name="P4"><text:span text:style-name="Source_20_Text"><text:s text:c="8"/>observers.forEach(observer -&gt; observer.accept(stockQuantity));</text:span></text:p>
      <text:p text:style-name="P4"><text:span text:style-name="Source_20_Text"><text:s text:c="4"/>}</text:span></text:p>
      <text:p text:style-name="P4"><text:span text:style-name="Source_20_Text">}</text:span></text:p>
      <text:p text:style-name="P2"/>
      <text:h text:style-name="P1" text:outline-level="4">2. Definición de Observadores Funcionales</text:h>
      <text:p text:style-name="P14">Podemos definir diferentes comportamientos de notificación simplemente como expresiones lambda que se añaden a la lista de observadores. Esto simplifica enormemente la adición de nuevas "alertas" o manejadores de eventos.</text:p>
      <text:p text:style-name="P3">java</text:p>
      <text:p text:style-name="P3">Copiar código</text:p>
      <text:p text:style-name="P4"><text:span text:style-name="Source_20_Text">public class Application {</text:span></text:p>
      <text:p text:style-name="P4"><text:span text:style-name="Source_20_Text"><text:s text:c="4"/>public static void main(String[] args) {</text:span></text:p>
      <text:p text:style-name="P4"><text:span text:style-name="Source_20_Text"><text:s text:c="8"/>StockManager manager = new StockManager();</text:span></text:p>
      <text:p text:style-name="P4"><text:span text:style-name="Source_20_Text"><text:s text:c="8"/></text:span></text:p>
      <text:p text:style-name="P4"><text:soft-page-break/><text:span text:style-name="Source_20_Text"><text:s text:c="8"/>// Agrega observadores</text:span></text:p>
      <text:p text:style-name="P4"><text:span text:style-name="Source_20_Text"><text:s text:c="8"/>manager.addObserver(stock -&gt; {</text:span></text:p>
      <text:p text:style-name="P4"><text:span text:style-name="Source_20_Text"><text:s text:c="12"/>if (stock &lt; 20) System.out.println("Warning: Low stock!");</text:span></text:p>
      <text:p text:style-name="P4"><text:span text:style-name="Source_20_Text"><text:s text:c="8"/>});</text:span></text:p>
      <text:p text:style-name="P4"/>
      <text:p text:style-name="P4"><text:span text:style-name="Source_20_Text"><text:s text:c="8"/>manager.addObserver(stock -&gt; {</text:span></text:p>
      <text:p text:style-name="P4"><text:span text:style-name="Source_20_Text"><text:s text:c="12"/>if (stock &lt; 10) System.out.println("Alert: Stock critically low!");</text:span></text:p>
      <text:p text:style-name="P4"><text:span text:style-name="Source_20_Text"><text:s text:c="8"/>});</text:span></text:p>
      <text:p text:style-name="P4"/>
      <text:p text:style-name="P4"><text:span text:style-name="Source_20_Text"><text:s text:c="8"/>// Simula ventas</text:span></text:p>
      <text:p text:style-name="P4"><text:span text:style-name="Source_20_Text"><text:s text:c="8"/>manager.sellProduct(5);</text:span></text:p>
      <text:p text:style-name="P4"><text:span text:style-name="Source_20_Text"><text:s text:c="8"/>manager.sellProduct(10);</text:span></text:p>
      <text:p text:style-name="P4"><text:span text:style-name="Source_20_Text"><text:s text:c="8"/>manager.sellProduct(10);</text:span></text:p>
      <text:p text:style-name="P4"><text:span text:style-name="Source_20_Text"><text:s text:c="4"/>}</text:span></text:p>
      <text:p text:style-name="P2"><text:span text:style-name="Source_20_Text">}</text:span></text:p>
      <text:h text:style-name="P5" text:outline-level="3">Ventajas de esta Refactorización</text:h>
      <text:list xml:id="list1477884037091032206" text:style-name="L6">
        <text:list-item>
          <text:p text:style-name="P12"><text:span text:style-name="Strong_20_Emphasis">Inmutabilidad</text:span>: Aunque en este ejemplo no se ilustra completamente la inmutabilidad (el estado <text:span text:style-name="Source_20_Text">stockQuantity</text:span> aún es mutable), el uso de funciones y el manejo de estado pueden adaptarse para promover la inmutabilidad.</text:p>
        </text:list-item>
        <text:list-item>
          <text:p text:style-name="P12"><text:span text:style-name="Strong_20_Emphasis">Funciones como Ciudadanos de Primera Clase</text:span>: Al usar funciones almacenadas directamente en una lista, estamos tratando las funciones como ciudadanos de primera clase en el sistema.</text:p>
        </text:list-item>
        <text:list-item>
          <text:p text:style-name="P12"><text:span text:style-name="Strong_20_Emphasis">Menor Acoplamiento</text:span>: No necesitamos interfaces o clases concretas para definir nuevos comportamientos de observación. Esto reduce el acoplamiento y aumenta la flexibilidad.</text:p>
        </text:list-item>
        <text:list-item>
          <text:p text:style-name="P12"><text:span text:style-name="Strong_20_Emphasis">Facilidad de Extensión y Mantenimiento</text:span>: Agregar un nuevo observador es tan simple como añadir una nueva función lambda. Esto facilita la extensión sin modificar el código existente (principio de abierto/cerrado).</text:p>
        </text:list-item>
        <text:list-item>
          <text:p text:style-name="P20"><text:span text:style-name="Strong_20_Emphasis">Expresividad y Concisión</text:span>: El código es más expresivo y más conciso, aprovechando las expresiones lambda para definir comportamientos directamente donde se utilizan.</text:p>
        </text:list-item>
      </text:list>
      <text:h text:style-name="P5" text:outline-level="3">Conclusión</text:h>
      <text:p text:style-name="P14">La refactorización hacia un estilo más funcional en Java permite un uso más directo y flexible de las funciones, mejora la legibilidad del código y facilita la gestión del comportamiento dinámico. Sin embargo, para un verdadero estilo funcional que incluya inmutabilidad y manejo de efectos secundarios más riguroso, podrías considerar usar lenguajes que soportan estos paradigmas de manera más natural, como Scala o Kotlin, que también funcionan en la JVM.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5-16T18:34:28.50</meta:creation-date>
    <dc:date>2024-05-16T18:49:52.06</dc:date>
    <meta:editing-duration>PT15M23S</meta:editing-duration>
    <meta:editing-cycles>3</meta:editing-cycles>
    <meta:generator>OpenOffice/4.1.15$Win32 OpenOffice.org_project/4115m2$Build-9813</meta:generator>
    <meta:document-statistic meta:table-count="0" meta:image-count="0" meta:object-count="0" meta:page-count="8" meta:paragraph-count="217" meta:word-count="1575" meta:character-count="12434"/>
  </office:meta>
</office:document-meta>
</file>